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0000002004EFA26D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solid" svg:stroke-width="0.158cm" svg:stroke-color="#000000" draw:stroke-linejoin="round" svg:stroke-linecap="butt" draw:fill="solid" draw:fill-color="#0a0a12" fo:padding-top="0.079cm" fo:padding-bottom="0.079cm" fo:padding-left="0.079cm" fo:padding-right="0.079cm" loext:decorative="false"/>
    </style:style>
    <style:style style:name="gr3" style:family="graphic" style:parent-style-name="standard">
      <style:graphic-properties draw:stroke="solid" svg:stroke-width="0.158cm" svg:stroke-color="#000000" draw:stroke-linejoin="round" svg:stroke-linecap="butt" draw:fill="none" fo:padding-top="0.079cm" fo:padding-bottom="0.079cm" fo:padding-left="0.079cm" fo:padding-right="0.079cm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fill="gradient" draw:fill-gradient-name="Pastel_20_Bouquet" draw:opacity="0%" draw:textarea-horizontal-align="center" draw:textarea-vertical-align="middle" draw:color-mode="standard" draw:luminance="0%" draw:contrast="0%" draw:gamma="100%" draw:red="0%" draw:green="0%" draw:blue="0%" fo:clip="rect(1.24cm, 0.755cm, 3.418cm, 0.547cm)" draw:image-opacity="100%" style:mirror="none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a0a12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gradient" draw:fill-gradient-name="Pastel_20_Bouquet" draw:opacity="0%"/>
      <style:paragraph-properties fo:text-align="center"/>
    </style:style>
    <style:style style:name="T1" style:family="text">
      <style:text-properties fo:color="#ffffff" loext:opacity="100%" style:font-name="Liberation Sans1" fo:font-size="18pt" fo:font-weight="normal" style:font-name-asian="Liberation Sans1" style:font-size-asian="18pt" style:font-weight-asian="normal" style:font-name-complex="Liberation Sans1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7.619cm" svg:height="7.619cm" svg:x="0cm" svg:y="0cm" svg:viewBox="0 0 7620 7620" draw:points="0,0 7620,0 7620,7620 0,7620">
          <text:p/>
        </draw:polygon>
        <draw:path draw:style-name="gr2" draw:text-style-name="P2" draw:layer="layout" svg:width="4.571cm" svg:height="4.571cm" svg:x="1.524cm" svg:y="1.024cm" svg:viewBox="0 0 4572 4572" svg:d="M4572 2287c0 401-106 795-307 1142-200 348-488 636-836 836-347 201-741 307-1142 307-402 0-797-106-1143-307-349-200-637-488-837-836-201-347-307-741-307-1142 0-402 106-797 307-1143 200-349 488-637 837-837 346-201 741-307 1142-307 402 0 796 106 1143 307 348 200 636 488 836 837 201 346 307 741 307 1142z">
          <text:p/>
        </draw:path>
        <draw:path draw:style-name="gr3" draw:text-style-name="P3" draw:layer="layout" svg:width="4.571cm" svg:height="4.571cm" svg:x="1.524cm" svg:y="1.024cm" svg:viewBox="0 0 4572 4572" svg:d="M4572 2287c0 401-106 795-306 1142-201 348-489 636-837 837-347 200-741 306-1142 306-402 0-797-106-1144-306-347-201-636-489-837-837-199-347-306-741-306-1142 0-402 107-797 306-1144 201-347 490-636 837-837 347-199 742-306 1143-306 402 0 796 107 1143 306 348 201 636 490 837 837 200 347 306 742 306 1143z">
          <text:p/>
        </draw:path>
        <draw:frame draw:style-name="gr4" draw:text-style-name="P5" draw:layer="layout" svg:width="0.634cm" svg:height="0.712cm" svg:x="3.633cm" svg:y="3.455cm">
          <draw:text-box>
            <text:p text:style-name="P4"><text:span text:style-name="T1"><text:s text:c="2"/></text:span></text:p>
          </draw:text-box>
        </draw:frame>
        <draw:frame draw:style-name="gr5" draw:text-style-name="P6" draw:layer="layout" svg:width="3.175cm" svg:height="2.808cm" svg:x="2.258cm" svg:y="1.914cm">
          <draw:image xlink:href="Pictures/1000000000000200000002004EFA26D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4-27T13:42:29.594000000</dc:date>
    <meta:editing-duration>PT8M57S</meta:editing-duration>
    <meta:editing-cycles>3</meta:editing-cycles>
    <meta:generator>LibreOffice/24.2.2.2$Windows_X86_64 LibreOffice_project/d56cc158d8a96260b836f100ef4b4ef25d6f1a01</meta:generator>
    <meta:print-date>2024-04-27T13:35:23.321000000</meta:print-date>
    <meta:printed-by>PDF files</meta:printed-by>
    <meta:document-statistic meta:object-count="5"/>
  </office:meta>
</office:document-meta>
</file>